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fo:font-weight="bold" style:font-name-asian="Times New Roman" style:font-weight-asian="bold" style:font-name-complex="Times New Roman" style:font-weight-complex="bold"/>
    </style:style>
    <style:style style:name="P2" style:family="paragraph" style:parent-style-name="Standard">
      <style:paragraph-properties fo:text-align="center" style:justify-single-word="false"/>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3" style:family="paragraph" style:parent-style-name="Standard">
      <style:text-properties style:font-name="Times New Roman" style:font-name-asian="Times New Roman" style:font-name-complex="Times New Roman"/>
    </style:style>
    <style:style style:name="P4" style:family="paragraph" style:parent-style-name="Standard">
      <style:paragraph-properties fo:text-align="center" style:justify-single-word="false"/>
      <style:text-properties style:font-name="Times New Roman" style:font-name-asian="Times New Roman" style:font-name-complex="Times New Roman"/>
    </style:style>
    <style:style style:name="P5" style:family="paragraph" style:parent-style-name="Standard" style:list-style-name="L1">
      <style:text-properties style:font-name="Times New Roman" style:font-name-asian="Times New Roman" style:font-name-complex="Times New Roman"/>
    </style:style>
    <style:style style:name="P6" style:family="paragraph" style:parent-style-name="Standard" style:list-style-name="L2">
      <style:text-properties style:font-name="Times New Roman" style:font-name-asian="Times New Roman" style:font-name-complex="Times New Roman"/>
    </style:style>
    <style:style style:name="P7" style:family="paragraph" style:parent-style-name="Standard">
      <style:text-properties style:font-name="Times New Roman" officeooo:paragraph-rsid="0014cef0" style:font-name-asian="Times New Roman" style:font-name-complex="Times New Roman"/>
    </style:style>
    <style:style style:name="P8" style:family="paragraph" style:parent-style-name="Standard">
      <style:text-properties style:font-name="Times New Roman" fo:font-style="italic" style:font-name-asian="Times New Roman" style:font-style-asian="italic" style:font-name-complex="Times New Roman" style:font-style-complex="italic"/>
    </style:style>
    <style:style style:name="P9" style:family="paragraph" style:parent-style-name="Standard">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P10" style:family="paragraph" style:parent-style-name="Standard">
      <style:text-properties style:font-name="Times New Roman" fo:font-style="italic" style:text-underline-style="solid" style:text-underline-width="auto" style:text-underline-color="font-color" fo:font-weight="bold" style:font-name-asian="Times New Roman" style:font-style-asian="italic" style:font-weight-asian="bold" style:font-name-complex="Times New Roman" style:font-style-complex="italic" style:font-weight-complex="bold"/>
    </style:style>
    <style:style style:name="P11" style:family="paragraph" style:parent-style-name="Standard">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2" style:family="paragraph" style:parent-style-name="Standard">
      <style:text-properties officeooo:paragraph-rsid="0013fa2f"/>
    </style:style>
    <style:style style:name="P13" style:family="paragraph" style:parent-style-name="Standard">
      <style:paragraph-properties fo:break-before="page"/>
      <style:text-properties style:font-name="Times New Roman" fo:font-style="italic" style:text-underline-style="solid" style:text-underline-width="auto" style:text-underline-color="font-color" fo:font-weight="bold" style:font-name-asian="Times New Roman" style:font-style-asian="italic" style:font-weight-asian="bold" style:font-name-complex="Times New Roman" style:font-style-complex="italic" style:font-weight-complex="bold"/>
    </style:style>
    <style:style style:name="P14" style:family="paragraph" style:parent-style-name="Standard">
      <style:paragraph-properties fo:break-before="page"/>
      <style:text-properties style:font-name="Times New Roman" fo:font-style="italic" style:font-name-asian="Times New Roman" style:font-style-asian="italic" style:font-name-complex="Times New Roman" style:font-style-complex="italic"/>
    </style:style>
    <style:style style:name="P15" style:family="paragraph" style:parent-style-name="Standard">
      <style:paragraph-properties fo:break-before="page"/>
      <style:text-properties style:font-name="Times New Roman" fo:font-weight="bold" style:font-name-asian="Times New Roman" style:font-weight-asian="bold" style:font-name-complex="Times New Roman" style:font-weight-complex="bold"/>
    </style:style>
    <style:style style:name="P16" style:family="paragraph" style:parent-style-name="Standard">
      <style:paragraph-properties fo:break-before="page"/>
      <style:text-properties style:font-name="Times New Roman" style:font-name-asian="Times New Roman" style:font-name-complex="Times New Roman"/>
    </style:style>
    <style:style style:name="P17" style:family="paragraph" style:parent-style-name="Standard">
      <style:paragraph-properties fo:break-before="page"/>
      <style:text-properties style:font-name="Times New Roman" officeooo:paragraph-rsid="0014cef0" style:font-name-asian="Times New Roman" style:font-name-complex="Times New Roman"/>
    </style:style>
    <style:style style:name="T1" style:family="text">
      <style:text-properties fo:font-weight="bold" style:font-weight-asian="bold" style:font-weight-complex="bold"/>
    </style:style>
    <style:style style:name="T2" style:family="text">
      <style:text-properties style:font-name="Times New Roman" fo:font-weight="bold" style:font-name-asian="Times New Roman" style:font-weight-asian="bold" style:font-name-complex="Times New Roman" style:font-weight-complex="bold"/>
    </style:style>
    <style:style style:name="T3"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4" style:family="text">
      <style:text-properties style:font-name="Times New Roman" style:font-name-asian="Times New Roman" style:font-name-complex="Times New Roman"/>
    </style:style>
    <style:style style:name="T5" style:family="text">
      <style:text-properties style:font-name="Times New Roman" officeooo:rsid="0013fa2f" style:font-name-asian="Times New Roman" style:font-name-complex="Times New Roman"/>
    </style:style>
    <style:style style:name="T6" style:family="text">
      <style:text-properties style:font-name="Times New Roman" fo:font-style="italic" style:font-name-asian="Times New Roman" style:font-style-asian="italic" style:font-name-complex="Times New Roman" style:font-style-complex="italic"/>
    </style:style>
    <style:style style:name="T7"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8"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9" style:family="text">
      <style:text-properties fo:font-style="italic" style:font-style-asian="italic" style:font-style-complex="italic"/>
    </style:style>
    <style:style style:name="T10" style:family="text">
      <style:text-properties fo:color="#ff0000" loext:opacity="100%" style:font-name="Times New Roman" style:font-name-asian="Times New Roman" style:font-name-complex="Times New Roman"/>
    </style:style>
    <style:style style:name="T11" style:family="text">
      <style:text-properties officeooo:rsid="0013fa2f"/>
    </style:style>
    <style:style style:name="T12" style:family="text">
      <style:text-properties fo:color="#000000" loext:opacity="100%" style:font-name="Times New Roman" style:font-name-asian="Times New Roman" style:font-name-complex="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GW TCPIP Socket Interface</text:p>
      <text:p text:style-name="P2">New ver (2000) </text:p>
      <text:p text:style-name="P2">updated at 25FEB200</text:p>
      <text:p text:style-name="P2"/>
      <text:p text:style-name="P4"/>
      <text:p text:style-name="P4"/>
      <text:p text:style-name="P1">NEW ENTRIES/Updates</text:p>
      <text:p text:style-name="P8">The 'Y' frame reply format changed.</text:p>
      <text:p text:style-name="P3">Added the follow new frames</text:p>
      <text:p text:style-name="P3">1.'y' command. You can ask and receive the frames that wait for tx in a radioport queu. Those frames are all the frames from all the programs for all callsigns and unproto.</text:p>
      <text:p text:style-name="P3">2.'X' reply command. When registering a callsign you receive back an 'X' frame reporting sucess/failure</text:p>
      <text:p text:style-name="P3"/>
      <text:p text:style-name="P3"/>
      <text:p text:style-name="P3">AGW Packet Engine can serve as the L2 for your Packet Application. That Way you</text:p>
      <text:p text:style-name="P3">can take advantage of the many unique features of AGW Packet Engine.</text:p>
      <text:p text:style-name="P3">So far the only way to communicate with AGW Packet Engine was the DDEML.</text:p>
      <text:p text:style-name="P3">In this document will i will describe the new way using tcpip sockets.</text:p>
      <text:p text:style-name="P3"/>
      <text:p text:style-name="P11">How to Enable tne new interface</text:p>
      <text:p text:style-name="P11"/>
      <text:p text:style-name="P9">New Versions <text:s/>have an appropriate menu entry.</text:p>
      <text:p text:style-name="P9"/>
      <text:p text:style-name="P11">How to Start your application and register with AGW PAcket Engine</text:p>
      <text:p text:style-name="P11"/>
      <text:p text:style-name="P3">First of all create a stream socket and connect with AGW Packet Engine ip address</text:p>
      <text:p text:style-name="P3">at port 8000. If your application is running at the same machine with agwpe then</text:p>
      <text:p text:style-name="P3">as ip address use localhost (127.0.0.1).</text:p>
      <text:p text:style-name="P3">After connecting you need to register your application's callsign if your application need to establish ax25 connections. If your application just do monitoring and sends Unproto frames ,no need for callsign registration. You can register as many as 100 different callsigns. If you register a callsign then agw packet engine accepts AX25 connections for this call.</text:p>
      <text:p text:style-name="P3">You then ask agwpe to send you the radioport information. How many radio ports are</text:p>
      <text:p text:style-name="P3">with their descri<text:span text:style-name="T11">p</text:span>tion. After that you can create your windows or anything else.</text:p>
      <text:p text:style-name="P3"/>
      <text:p text:style-name="P3">Now you are ready. If you wish to do monitoring then you must enable monitoring.</text:p>
      <text:p text:style-name="P3"/>
      <text:p text:style-name="P11">How AGWPE communicates with your application</text:p>
      <text:p text:style-name="P3"/>
      <text:p text:style-name="P3">This is done with frames. Each frame has a header that describes the frame and</text:p>
      <text:p text:style-name="P3">after the header are the data.</text:p>
      <text:p text:style-name="P3">The header format is as follow</text:p>
      <text:p text:style-name="P3"/>
      <text:p text:style-name="P12"><text:span text:style-name="T4">int Port; (4 byt</text:span><text:span text:style-name="T5">es</text:span><text:span text:style-name="T4"> long )(LOWORD cont</text:span><text:span text:style-name="T5">a</text:span><text:span text:style-name="T4">ins the port info,HIWORD is reserved)</text:span></text:p>
      <text:p text:style-name="P12"><text:span text:style-name="T12">0 is the first port , 1 is the second port, 2 is the third and so on</text:span><text:span text:style-name="T4">..</text:span></text:p>
      <text:p text:style-name="P3">int DataKind; the datakind 4 bytes long(T<text:span text:style-name="T11">h</text:span>e LOWORD cont<text:span text:style-name="T11">a</text:span>ins the kind of this frame) The HIWORD is used as stated below:</text:p>
      <text:list xml:id="list606519767" text:style-name="L1">
        <text:list-item>
          <text:p text:style-name="P5">unsigned char CallFrom[10]; <text:s/>NULL terminated 10 bytes long including the NULL char.</text:p>
        </text:list-item>
        <text:list-item>
          <text:p text:style-name="P5">unsigned char CallTo[10]; <text:s/>NULL terminated 10 bytes long including the NULL char.</text:p>
        </text:list-item>
        <text:list-item>
          <text:p text:style-name="P5">int DataLen; The length of the data that follow. This field is 4 bytes long(32bit)</text:p>
        </text:list-item>
        <text:list-item>
          <text:p text:style-name="P5">int USER (4 bytes long) reserved,undefined.</text:p>
        </text:list-item>
      </text:list>
      <text:p text:style-name="P3">The two callsign fields may be empty. And are in plain text, like SV2AGW-12. The callsign may be less than 10 characters and the NULL terminating character is always at the end of the call not at the 10th character.</text:p>
      <text:p text:style-name="P3"/>
      <text:p text:style-name="P3"/>
      <text:p text:style-name="P10"/>
      <text:p text:style-name="P13">**** CAUTION********</text:p>
      <text:p text:style-name="P3"/>
      <text:p text:style-name="Standard"><text:span text:style-name="T4">Don’t assume that you will receive a complete frame, TCPIP may send to your program part of a frame or more than a frame so the procedure for reading data is like reading from a file. Read only what you need. Like</text:span></text:p>
      <text:p text:style-name="P3">A complete frame is HEADER+DATA <text:s/>or just HEADER with no data</text:p>
      <text:list xml:id="list3948613317" text:style-name="L2">
        <text:list-item>
          <text:p text:style-name="P6">check to see if in the stream socket there are at least HEADER bytes. If not then return</text:p>
        </text:list-item>
        <text:list-item>
          <text:p text:style-name="P6">Examine the header and <text:s/>the DataLen field </text:p>
        </text:list-item>
        <text:list-item>
          <text:p text:style-name="P6">If the DataLen field is greater than 0 check to see if there are in the stream socket DataLen bytes.</text:p>
        </text:list-item>
        <text:list-item>
          <text:p text:style-name="P6">If there are DataLen bytes then read exactly DataLen bytes no more, otherwise wait until DataLen bytes are available.</text:p>
        </text:list-item>
        <text:list-item>
          <text:p text:style-name="P6"><text:span text:style-name="T11">G</text:span>o to step 1 again till all the frames read.</text:p>
        </text:list-item>
      </text:list>
      <text:p text:style-name="P3"/>
      <text:p text:style-name="P3">Follow these steps carefully. If your application is running in the same machine with agw packet engine then the us<text:span text:style-name="T11">u</text:span>al is that you will receive more than a frame, if the monitor traffic is large.</text:p>
      <text:p text:style-name="P1"/>
      <text:p text:style-name="P1">What Kind Of Frames AGW Packet Engine sends to Your Program</text:p>
      <text:p text:style-name="P1"/>
      <text:p text:style-name="P1">MONITOR FRAMES</text:p>
      <text:p text:style-name="P1"/>
      <text:p text:style-name="P8">1. UNPROTO monitor frame</text:p>
      <text:p text:style-name="P3">The LOWORD Port field is the port which heard the frame</text:p>
      <text:p text:style-name="P3">The LOWORD DataKind field ='U'; The ASCII value of letter U</text:p>
      <text:p text:style-name="P3">CallFrom= is the call from the station we heard the Packet</text:p>
      <text:p text:style-name="P3">CallTo =is the destination call (CQ,BEACON etc)</text:p>
      <text:p text:style-name="P3">DataLen= is the length of the data that follow</text:p>
      <text:p text:style-name="P3">the whole frame with the header is</text:p>
      <text:p text:style-name="P3">[port][DataKind][CallFrom][CallTo ][DataLen][USER][Data <text:s text:c="8"/>]</text:p>
      <text:p text:style-name="P3"><text:s/>4bytes <text:s/>4bytes <text:s text:c="4"/>10bytes <text:s/>10bytes <text:s text:c="2"/>4bytes <text:s text:c="5"/>4bytes <text:s/>DataLen Bytes</text:p>
      <text:p text:style-name="P3"/>
      <text:p text:style-name="P8">2. DATA That We transmit</text:p>
      <text:p text:style-name="P3">The LOWORD Port field is the port which heard the frame</text:p>
      <text:p text:style-name="P3">The LOWORD DataKind field ='T'; The ASCII value of letter T</text:p>
      <text:p text:style-name="P3">CallFrom =The call from which we heard the frame</text:p>
      <text:p text:style-name="P3">CallTo=is the call to whom we send the frame</text:p>
      <text:p text:style-name="P3">DataLen is the length of the data that follow</text:p>
      <text:p text:style-name="P3">USER is undefined.</text:p>
      <text:p text:style-name="P3">the whole frame with the header is</text:p>
      <text:p text:style-name="P3">[port][DataKind][CallFrom][CallTo ][DataLen][USER][Data <text:s text:c="8"/>]</text:p>
      <text:p text:style-name="P3"><text:s/>4bytes <text:s/>4bytes <text:s text:c="4"/>10bytes <text:s/>10bytes <text:s text:c="2"/>4bytes <text:s text:c="5"/>4bytes <text:s/>DataLen Bytes</text:p>
      <text:p text:style-name="P3"/>
      <text:p text:style-name="P8">3. S<text:span text:style-name="T11">u</text:span>pervisory Frames (only Header) (RR, REJ etc)</text:p>
      <text:p text:style-name="P3">The LOWORD Port field is the port which heard the frame</text:p>
      <text:p text:style-name="P3">The LOWORD DataKind field ='S'; The ASCII value of letter S</text:p>
      <text:p text:style-name="P3">CallFrom is empty (NULL)</text:p>
      <text:p text:style-name="P3">CallTo is empty NULL</text:p>
      <text:p text:style-name="P3">DataLen is the length of the data that follow</text:p>
      <text:p text:style-name="P3">USER is undefined.</text:p>
      <text:p text:style-name="P3">the whole frame with the header is</text:p>
      <text:p text:style-name="P3">[port][DataKind][CallFrom][CallTo ][DataLen][USER][Data <text:s text:c="8"/>]</text:p>
      <text:p text:style-name="P3"><text:s/>4bytes <text:s/>4bytes <text:s text:c="4"/>10bytes <text:s/>10bytes <text:s text:c="2"/>4bytes <text:s text:c="4"/>4bytes <text:s/>DataLen Bytes</text:p>
      <text:p text:style-name="P3"/>
      <text:p text:style-name="P8">4. Connected data from other stations</text:p>
      <text:p text:style-name="P3">The LOWORD Port field is the port which heard the frame</text:p>
      <text:p text:style-name="P3">The LOWORD DataKind field ='I'; The ASCII value of letter I</text:p>
      <text:p text:style-name="P3">CallFrom is empty (NULL)</text:p>
      <text:p text:style-name="P3">CallTo is empty NULL</text:p>
      <text:p text:style-name="P3">DataLen is the length of the data that follow</text:p>
      <text:p text:style-name="P3">USER is undefined.</text:p>
      <text:p text:style-name="P3">the whole frame with the header is</text:p>
      <text:p text:style-name="P3">[port][DataKind][CallFrom][CallTo ][DataLen][USER][Data <text:s text:c="8"/>]</text:p>
      <text:p text:style-name="P3"><text:s/>4bytes <text:s/>4bytes <text:s text:c="4"/>10bytes <text:s/>10bytes <text:s text:c="2"/>4bytes <text:s text:c="5"/>4bytes DataLen Bytes</text:p>
      <text:p text:style-name="P3"/>
      <text:p text:style-name="P1"/>
      <text:p text:style-name="P15">Raw AX25 <text:s/>Frames</text:p>
      <text:p text:style-name="P3">You can receive RAW AX25 frames if you enable this service. Those frames are all the packet valid frames received from any radioport. The frame is exactly the same as the pure AX25 frame with the follow additions.</text:p>
      <text:p text:style-name="P3">The first byte always contains the radioport number 0 for 1st radioport.</text:p>
      <text:p text:style-name="P3">There is no FCS field at the end of the frame.</text:p>
      <text:p text:style-name="P3">There is no bit stuffing.</text:p>
      <text:p text:style-name="P3">The LOWORD Port field is the port which heard the frame</text:p>
      <text:p text:style-name="P3">The LOWORD DataKind field ='K'; The ASCII value of letter K</text:p>
      <text:p text:style-name="P3">CallFrom the callsign of the station who TX the frame(Source station)</text:p>
      <text:p text:style-name="P3">CallTo The callsign of the destination station</text:p>
      <text:p text:style-name="P3">DataLen is the length of the DATA field(the length of the frame</text:p>
      <text:p text:style-name="P3">USER is undefined.</text:p>
      <text:p text:style-name="P3">the whole frame with the header is</text:p>
      <text:p text:style-name="P3">[port][DataKind][CallFrom][CallTo ][DataLen][USER][DATA <text:s text:c="2"/>]</text:p>
      <text:p text:style-name="P3"><text:s/>4bytes <text:s/>4bytes <text:s text:c="4"/>10bytes <text:s/>10bytes <text:s text:c="2"/>4bytes <text:s text:c="5"/>4bytes <text:s text:c="3"/>DataLen Bytes</text:p>
      <text:p text:style-name="P3"/>
      <text:p text:style-name="P3"/>
      <text:p text:style-name="P1">STATUS FRAMES(Connect, disconnect,Mheard list,and radioport info</text:p>
      <text:p text:style-name="P3">................................................................</text:p>
      <text:p text:style-name="P8">1.Connect( if we connect with another station)</text:p>
      <text:p text:style-name="P3">The LOWORD Port field is the port which heard the frame</text:p>
      <text:p text:style-name="P3">The LOWORD DataKind field ='C'; The ASCII value of letter C</text:p>
      <text:p text:style-name="P3">CallFrom the callsign of the station with whom we connect</text:p>
      <text:p text:style-name="P3">CallTo is empty (NULL)</text:p>
      <text:p text:style-name="P3">DataLen is the length of the status message that follow</text:p>
      <text:p text:style-name="P3">USER is undefined.</text:p>
      <text:p text:style-name="P3">the whole frame with the header is</text:p>
      <text:p text:style-name="P3">[port][DataKind][CallFrom][CallTo ][DataLen][USER][status message <text:s text:c="2"/>]</text:p>
      <text:p text:style-name="P3"><text:s/>4bytes <text:s/>4bytes <text:s text:c="4"/>10bytes <text:s/>10bytes <text:s text:c="2"/>4bytes <text:s text:c="5"/>4bytes <text:s text:c="3"/>DataLen Bytes</text:p>
      <text:p text:style-name="P3">The status messages are two</text:p>
      <text:p text:style-name="P3">a)"*** CONNECTED To Station [CALLSIGN]" When the other station starts the connection</text:p>
      <text:p text:style-name="P3">b)"*** CONNECTED With [CALLSIGN]" When we started the connection</text:p>
      <text:p text:style-name="P3"/>
      <text:p text:style-name="P8">2.Disconnect</text:p>
      <text:p text:style-name="P3">The LOWORD Port field is the port which heard the frame</text:p>
      <text:p text:style-name="P3">The LOWORD DataKind field ='d'; The ASCII value of letter d (lower case value)</text:p>
      <text:p text:style-name="P3">CallFrom the callsign of the station from whom we disconnect</text:p>
      <text:p text:style-name="P3">CallTo is empty (NULL)</text:p>
      <text:p text:style-name="P3">DataLen is the length of the status message that follow</text:p>
      <text:p text:style-name="P3">USER is Undefined</text:p>
      <text:p text:style-name="P3">the whole frame with the header is</text:p>
      <text:p text:style-name="P3">[port][DataKind][CallFrom][CallTo ][DataLen][USER][status message <text:s text:c="2"/>]</text:p>
      <text:p text:style-name="P3"><text:s/>4bytes <text:s/>4bytes <text:s text:c="4"/>10bytes <text:s/>10bytes <text:s text:c="2"/>4bytes <text:s text:c="5"/>4bytes <text:s/>DataLen Bytes</text:p>
      <text:p text:style-name="P3">The status messages are two</text:p>
      <text:p text:style-name="P3">a)"*** DISCONNECTED From Station [CALLSIGN]" when we disconnect</text:p>
      <text:p text:style-name="P3">b)"*** DISCONNECTED RETRYOUT With [CALLSIGN]" When no answer from other station</text:p>
      <text:p text:style-name="P3"/>
      <text:p text:style-name="P8">3.How Many Outstanding frames wait for tx for a particular station</text:p>
      <text:p text:style-name="P3">The LOWORD Port field is the port</text:p>
      <text:p text:style-name="P3">The LOWORD DataKind field ='Y'; The ASCII value of letter Y</text:p>
      <text:p text:style-name="P3">CallFrom our callsign or empty</text:p>
      <text:p text:style-name="P3">CallTo is the callsign of the station for whome is the value</text:p>
      <text:p text:style-name="P3">DataLen is the length of the data.</text:p>
      <text:p text:style-name="P3">USER is undefined</text:p>
      <text:p text:style-name="P3">The data frame is 4 bytes long and contains a 32bit integer that represents the outstanding frames.</text:p>
      <text:p text:style-name="P3">the whole frame with the header is</text:p>
      <text:p text:style-name="P3">[port][DataKind][CallFrom][CallTo ][DataLen][USER][DATA]</text:p>
      <text:p text:style-name="P3"><text:s/>4bytes <text:s/>4bytes <text:s text:c="4"/>10bytes <text:s/>10bytes <text:s text:c="2"/>4bytes <text:s text:c="5"/>4bytes <text:s text:c="2"/>4bytes</text:p>
      <text:p text:style-name="P3"/>
      <text:p text:style-name="P3"/>
      <text:p text:style-name="P8"/>
      <text:p text:style-name="P14">4. RadioPort information</text:p>
      <text:p text:style-name="P3">The LOWORD Port field is always 0</text:p>
      <text:p text:style-name="P3">The LOWORD DataKind field ='G'; The ASCII value of letter G</text:p>
      <text:p text:style-name="P3">CallFrom <text:s/>empty(NULL)</text:p>
      <text:p text:style-name="P3">CallTo <text:s text:c="3"/>empty(NULL)</text:p>
      <text:p text:style-name="P3">DataLen is the length of the data that follow</text:p>
      <text:p text:style-name="P3">USER is undefined</text:p>
      <text:p text:style-name="P3">the whole frame with the header is</text:p>
      <text:p text:style-name="P3">[port][DataKind][CallFrom][CallTo ][DataLen][USER][Data <text:s text:c="8"/>]</text:p>
      <text:p text:style-name="P3"><text:s/>4bytes <text:s/>4bytes <text:s text:c="4"/>10bytes <text:s/>10bytes <text:s text:c="2"/>4bytes <text:s text:c="4"/>4bytes <text:s text:c="3"/>DataLen Bytes</text:p>
      <text:p text:style-name="P3">the data field format is as follow in plain text</text:p>
      <text:p text:style-name="P3">howmany ports ;1st radioport description;2nd radioport;....;last radioport describtion</text:p>
      <text:p text:style-name="P3">like</text:p>
      <text:p text:style-name="P3">2;TNC2 on serialport 1;OE5DXL on serialport2;</text:p>
      <text:p text:style-name="P3">We have here 2 radioports. The separator is the ';'</text:p>
      <text:p text:style-name="P3"/>
      <text:p text:style-name="P8">5. MHEARD LIST</text:p>
      <text:p text:style-name="P3">The LOWORD Port field is the port for which the list is</text:p>
      <text:p text:style-name="P3">The LOWORD DataKind field ='H'; the ASCII value of letter H</text:p>
      <text:p text:style-name="P3">CallFrom <text:s/>empty the call of the station in the mheard list</text:p>
      <text:p text:style-name="P3">CallTo <text:s text:c="3"/>empty(NULL)</text:p>
      <text:p text:style-name="P3">DataLen is the length of the data that follow </text:p>
      <text:p text:style-name="P3">USER is undefined</text:p>
      <text:p text:style-name="P3">[port][DataKind][CallFrom][CallTo ][DataLen][USER][Data <text:s text:c="8"/>]</text:p>
      <text:p text:style-name="P3"><text:s/>4bytes <text:s/>4bytes <text:s text:c="4"/>10bytes <text:s/>10bytes <text:s text:c="2"/>4bytes <text:s text:c="4"/>4bytes <text:s text:c="2"/>DataLen Bytes</text:p>
      <text:p text:style-name="P3">the data field format is as follow.</text:p>
      <text:p text:style-name="P3">First there is a string (Null Terminated) with all the info like</text:p>
      <text:p text:style-name="P3">SV2AGW Fri,22JAN1999 08:10:32 <text:s text:c="2"/>Fri,22JAN1999 22:08:03</text:p>
      <text:p text:style-name="P3">Then follows two SYSTEMTIME structs (check windows help)</text:p>
      <text:p text:style-name="P3">The first is the time when the station first heard and the second when last heard.</text:p>
      <text:p text:style-name="P3">You will receive 20 separate frames for the radioport you asked the MHEARD list.</text:p>
      <text:p text:style-name="P3">Many of them may be empty so check first the CallFrom Field to see if it is empty.</text:p>
      <text:p text:style-name="P3"/>
      <text:p text:style-name="P8">6. RadioPort Capabilities</text:p>
      <text:p text:style-name="P3">We receive a frame like this</text:p>
      <text:p text:style-name="P3">The LOWORD Port field is the RadioPort</text:p>
      <text:p text:style-name="P3">The LOWORD DataKind field ='g'; The ASCII value of lower case letter g</text:p>
      <text:p text:style-name="P3">CallFrom <text:s/>empty(NULL)</text:p>
      <text:p text:style-name="P3">CallTo <text:s text:c="3"/>empty(NULL)</text:p>
      <text:p text:style-name="P3">DataLen is the length of the data that follow</text:p>
      <text:p text:style-name="P3">USER is undefined</text:p>
      <text:p text:style-name="P3">the whole frame with the header is</text:p>
      <text:p text:style-name="P3">[port][DataKind][CallFrom][CallTo ][DataLen][USER][Data <text:s text:c="8"/>]</text:p>
      <text:p text:style-name="P3"><text:s/>4bytes <text:s/>4bytes <text:s text:c="4"/>10bytes <text:s/>10bytes <text:s text:c="2"/>4bytes <text:s text:c="5"/>4bytes <text:s text:c="2"/>DataLen Bytes</text:p>
      <text:p text:style-name="P3"/>
      <text:p text:style-name="P3">the data field format is as follow and it is a structure</text:p>
      <text:p text:style-name="P3">unsigned char OnairBaud;</text:p>
      <text:p text:style-name="P3">unsigned char TrafficLevel;// if <text:s text:c="3"/>this is 255 then the port is not in autoupdate mode</text:p>
      <text:p text:style-name="P3">unsigned char TxDelay;</text:p>
      <text:p text:style-name="P3">unsigned char TxTail;</text:p>
      <text:p text:style-name="P3">unsigned char Persist;</text:p>
      <text:p text:style-name="P3">unsigned char Slottime;</text:p>
      <text:p text:style-name="P3">unsigned char maxframe;</text:p>
      <text:p text:style-name="P3">unsigned char AX25Channels; <text:s/>// How many connections we have</text:p>
      <text:p text:style-name="P3">unsigned int HowManyBytes;// how many bytes are received the last 2 minutes</text:p>
      <text:p text:style-name="P3"/>
      <text:p text:style-name="P8">7. Version Number</text:p>
      <text:p text:style-name="P3">The LOWORD Port field= is undefined</text:p>
      <text:p text:style-name="P3">The LOWORD DataKind field ='R'; the ASCII value of letter R</text:p>
      <text:p text:style-name="P3">CallFrom ==Undefined</text:p>
      <text:p text:style-name="P3">CallTo = <text:s/>Undefined</text:p>
      <text:p text:style-name="P3">DataLen is the length of the data that follow </text:p>
      <text:p text:style-name="P3">USER is undefined</text:p>
      <text:p text:style-name="P3"><text:soft-page-break/>[port][DataKind][CallFrom][CallTo ][DataLen][USER][Data <text:s text:c="8"/>]</text:p>
      <text:p text:style-name="P3"><text:s/>4bytes <text:s/>4bytes <text:s text:c="4"/>10bytes <text:s/>10bytes <text:s text:c="2"/>4bytes <text:s text:c="5"/>4bytes <text:s/>DataLen Bytes</text:p>
      <text:p text:style-name="P3">the data field Conatains two 32bit integers. The first is the Major Version and the Second is the Minor Version. The first version that has this feauture is 98.90 (Major ver=98,minor ver=90).</text:p>
      <text:p text:style-name="P3"/>
      <text:p text:style-name="P8">8. How Many <text:s/>frames wait for tx for a RadioPort</text:p>
      <text:p text:style-name="P3">The LOWORD Port field is the port</text:p>
      <text:p text:style-name="P3">The LOWORD DataKind field ='y'; The ASCII value of lower case letter y</text:p>
      <text:p text:style-name="P3">CallFrom our callsign or empty</text:p>
      <text:p text:style-name="P3">CallTo our callsign or empty</text:p>
      <text:p text:style-name="P3">DataLen is the length of the data.</text:p>
      <text:p text:style-name="P3">USER is undefined</text:p>
      <text:p text:style-name="P3">The data frame is 4 bytes long and contains a 32bit integer that represents the outstanding frames.</text:p>
      <text:p text:style-name="P3">the whole frame with the header is</text:p>
      <text:p text:style-name="P3">[port][DataKind][CallFrom][CallTo ][DataLen][USER][DATA]</text:p>
      <text:p text:style-name="P3"><text:s/>4bytes <text:s/>4bytes <text:s text:c="4"/>10bytes <text:s/>10bytes <text:s text:c="2"/>4bytes <text:s text:c="5"/>4bytes <text:s text:c="2"/>4bytes</text:p>
      <text:p text:style-name="P3"/>
      <text:p text:style-name="P8">9. Reply to an 'X' command (Register a Callsign)</text:p>
      <text:p text:style-name="P3">Port field must be 0</text:p>
      <text:p text:style-name="P3">The LOWORD DataKind field ='X'; The ASCII value of letter X</text:p>
      <text:p text:style-name="P3">CallFrom is our callsign</text:p>
      <text:p text:style-name="P3">CallTo is empty(NULL)</text:p>
      <text:p text:style-name="P3">DataLen is 1.</text:p>
      <text:p text:style-name="P3">USER is undefined</text:p>
      <text:p text:style-name="P3">The data frame is 1 byte long and contains the value 1 if the registrations is succesfullor 0 in failure.</text:p>
      <text:p text:style-name="P3">1 is not ASCII value. This byte value is either 1 or 0.</text:p>
      <text:p text:style-name="P3">[ HEADER <text:s text:c="34"/>]</text:p>
      <text:p text:style-name="P3">[port][DataKind][CallFrom][CallTo ][DataLen][USER][DATA]</text:p>
      <text:p text:style-name="P3"><text:s/>4bytes <text:s/>4byte <text:s text:c="4"/>10bytes <text:s/>10bytes <text:s text:c="2"/>4bytes <text:s text:c="6"/>4bytes <text:s/>1byte</text:p>
      <text:p text:style-name="P3"/>
      <text:p text:style-name="P3"/>
      <text:p text:style-name="P3">10. Reply to a 'G' command. This frame returns the radioport number and description</text:p>
      <text:p text:style-name="P3">Port field is always 0</text:p>
      <text:p text:style-name="P3">LOWORD DataKind field ='G'. The ASCII value of letter G</text:p>
      <text:p text:style-name="P3">CallFrom is empty (NULL)</text:p>
      <text:p text:style-name="P3">CallTo is empty(NULL)</text:p>
      <text:p text:style-name="P3">DataLen =The number of bytes of DATA field</text:p>
      <text:p text:style-name="P3">USER is undefined</text:p>
      <text:p text:style-name="P3">DATA field conatins the radioport description</text:p>
      <text:p text:style-name="P3">[ HEADER <text:s text:c="34"/>]</text:p>
      <text:p text:style-name="P3">[port][DataKind][CallFrom][CallTo ][DataLen][USER] [DATA]</text:p>
      <text:p text:style-name="P3"><text:s/>4bytes <text:s/>4bytes <text:s text:c="4"/>10bytes <text:s/>10bytes <text:s text:c="2"/>4bytes <text:s text:c="4"/>4bytes <text:s text:c="3"/>Datalen bytes.</text:p>
      <text:p text:style-name="P3">The DATA field is organised as follow and is in plain ASCII.</text:p>
      <text:p text:style-name="P3">Number of Radioports;First radioport description(Friendlyname);Second radioport description(Friendly name)...........</text:p>
      <text:p text:style-name="P3">Number of radioports=a Decimal Value. A value of 3 means 3 radioports</text:p>
      <text:p text:style-name="P3">Radioport description= A string that describes the radioport.</text:p>
      <text:p text:style-name="P3">The separator between fields is the letter ';'. Just parse the whole DATA field and use as separator the ';'</text:p>
      <text:p text:style-name="P3"/>
      <text:p text:style-name="P3"/>
      <text:p text:style-name="P3"/>
      <text:p text:style-name="P3"/>
      <text:p text:style-name="P1">DATA FROM Connected Stations</text:p>
      <text:p text:style-name="P1"/>
      <text:p text:style-name="P3">The LOWORD Port field is the port which heard the frame</text:p>
      <text:p text:style-name="P3">The LOWORD DataKind field ='D'; The ASCII value of letter D The HIWORD contains the PID info for this frame</text:p>
      <text:p text:style-name="P3">CallFrom is the call of the other station</text:p>
      <text:p text:style-name="P3">CallTo is our call. <text:s/>We may have more than a callsign</text:p>
      <text:p text:style-name="P3">DataLen is the length of the data that follow</text:p>
      <text:p text:style-name="P3">USER is undefined</text:p>
      <text:p text:style-name="P3">the whole frame with the header is</text:p>
      <text:p text:style-name="P3">[port][DataKind][CallFrom][CallTo ][DataLen][USER][Data <text:s text:c="8"/>]</text:p>
      <text:p text:style-name="P3"><text:s/>4bytes <text:s/>4bytes <text:s text:c="4"/>10bytes <text:s/>10bytes <text:s text:c="2"/>4bytes <text:s text:c="4"/>4bytes <text:s text:c="2"/>DataLen Bytes</text:p>
      <text:p text:style-name="P3"/>
      <text:p text:style-name="P16"/>
      <text:p text:style-name="P3"/>
      <text:p text:style-name="P11">How <text:s/>your application can communicate with AGWPE</text:p>
      <text:p text:style-name="P11"/>
      <text:p text:style-name="P3">The format is the same as with the received frames a header and then the data if</text:p>
      <text:p text:style-name="P3">there are any</text:p>
      <text:p text:style-name="P12"><text:span text:style-name="T4">int Port; (4 bytse long )(LOWORD contins the port info,HIWORD is reserved)</text:span></text:p>
      <text:p text:style-name="P12"><text:span text:style-name="T12">0 is the first port , 1 is the second port,2 is the third and so on</text:span><text:span text:style-name="T4">..</text:span></text:p>
      <text:p text:style-name="P3">int DataKind; the datakind 4 bytes long(THe LOWORD conatins the kind of this frame) The HIWORD is used as stated below</text:p>
      <text:p text:style-name="P3">unsigned char CallFrom[10]; <text:s/>NULL terminated 10 bytes long including the NULL char.</text:p>
      <text:p text:style-name="P3">unsigned char CallTo[10]; <text:s/>NULL terminated 10 bytes long including the NULL char.</text:p>
      <text:p text:style-name="P3">int DataLen; The length of the data that follow. This field is 4 bytes long(32bit)</text:p>
      <text:p text:style-name="P3">int USER (4 bytes long) reserved,undefined.</text:p>
      <text:p text:style-name="P3"/>
      <text:p text:style-name="P3"/>
      <text:p text:style-name="P3"/>
      <text:p text:style-name="P1">EXAMPLE</text:p>
      <text:p text:style-name="P3">This is a function that we use to send data over our stream socket to agwpe.We use it for certain frame kinds.</text:p>
      <text:p text:style-name="P3">The port integer varible is connstructed s follow</text:p>
      <text:p text:style-name="P3">MAKELONG(0,0);//to tx from port 0</text:p>
      <text:p text:style-name="P3">The sme with the DataKid</text:p>
      <text:p text:style-name="P3">MKELONG('D',0);</text:p>
      <text:p text:style-name="P3">void <text:s/>SendPacket(char *ToCall,char *str,int count,int DataKind,int port)</text:p>
      <text:p text:style-name="P3">{</text:p>
      <text:p text:style-name="P3">if (count==0) count=lstrlen(str);</text:p>
      <text:p text:style-name="P3">char szTemp[3000];</text:p>
      <text:p text:style-name="P3">MoveMemory(szTemp.&amp;port,sizeof(int));//which port to tx</text:p>
      <text:p text:style-name="Standard"><text:span text:style-name="T4">MoveMemory(szTemp+sizeof(int),&amp;DataKind,sizeof(int));datakind here LOWORD should be ‘D’</text:span></text:p>
      <text:p text:style-name="Standard"><text:span text:style-name="T4">datakind here should be ‘D’</text:span></text:p>
      <text:p text:style-name="P3"><text:s text:c="7"/>MoveMemory(szTemp+(sizeof(int)*2),MyCall,strlen(MyCall)+1);//mycall</text:p>
      <text:p text:style-name="P3"><text:s text:c="7"/>MoveMemory(szTemp+(sizeof(int)*2)+10,ToCall,strlen(ToCall)+1);//other station call</text:p>
      <text:p text:style-name="P3"><text:s text:c="7"/>MoveMemory(szTemp+(sizeof(int)*2)+10+10,&amp;count,4);//length of the data we send to other station</text:p>
      <text:p text:style-name="P3"><text:s text:c="7"/>MoveMemory(szTemp+(sizeof(int)*4)+10+10,str,count+1);//now add the actual data after leving 4 additional bytes for USER which are reserved for the moment;</text:p>
      <text:p text:style-name="P3">TXDATA(szTemp,count+26);//send them over our socket connection</text:p>
      <text:p text:style-name="P3">}</text:p>
      <text:p text:style-name="P3"/>
      <text:p text:style-name="P3"/>
      <text:p text:style-name="P1">Transmit DATA To Connected Stations</text:p>
      <text:p text:style-name="P3">...........................</text:p>
      <text:p text:style-name="P3">Port field is the port where we want the data to tx</text:p>
      <text:p text:style-name="P3">DataKind field =MAKELONG('D',0); The ASCII value of letter D</text:p>
      <text:p text:style-name="P3">CallFrom is our call</text:p>
      <text:p text:style-name="P3">CallTo is the call of the other station</text:p>
      <text:p text:style-name="P3">DataLen is the length of the data that follow</text:p>
      <text:p text:style-name="P3">USER is undefined</text:p>
      <text:p text:style-name="P3">the whole frame with the header is</text:p>
      <text:p text:style-name="P3">[ HEADER <text:s text:c="34"/>]</text:p>
      <text:p text:style-name="P3">[port][DataKind][CallFrom][CallTo ][DataLen][USER][Data <text:s text:c="8"/>]</text:p>
      <text:p text:style-name="P3"><text:s/>4bytes <text:s/>4bytes <text:s text:c="4"/>10bytes <text:s/>10bytes <text:s text:c="2"/>4bytes <text:s text:c="5"/>4bytes <text:s text:c="2"/>DataLen Bytes</text:p>
      <text:p text:style-name="P1">EXAMPLE</text:p>
      <text:p text:style-name="Standard"><text:span text:style-name="T4">Assume that we wish to send “Hello” to SV2BBO with whom we are already connected at radioport 1.</text:span></text:p>
      <text:p text:style-name="Standard"><text:span text:style-name="T4">SendPacket(“SV2BBO”,”Hello\r”,6,MAKELONG(’D’,0),MAKELONG(0,0))</text:span></text:p>
      <text:p text:style-name="P3"/>
      <text:p text:style-name="P1">Transmit DATA UNPROTO</text:p>
      <text:p text:style-name="P3">.....................</text:p>
      <text:p text:style-name="P3">Port field is the port where we want the data to tx</text:p>
      <text:p text:style-name="P3">DataKind field =MAKELONG('M',0); The ASCII value of letter M</text:p>
      <text:p text:style-name="P3">CallFrom is our call</text:p>
      <text:p text:style-name="P3">CallTo is the call of the other station</text:p>
      <text:p text:style-name="P3">DataLen is the length of the data that follow</text:p>
      <text:p text:style-name="P3"><text:soft-page-break/>USER is udefined</text:p>
      <text:p text:style-name="P3">the whole frame with the header is</text:p>
      <text:p text:style-name="P3">[ HEADER <text:s text:c="34"/>]</text:p>
      <text:p text:style-name="P3">[port][DataKind][CallFrom][CallTo ][DataLen][USER][Data <text:s text:c="8"/>]</text:p>
      <text:p text:style-name="P3"><text:s/>4bytes <text:s/>4bytes <text:s text:c="4"/>10bytes <text:s/>10bytes <text:s text:c="2"/>4bytes <text:s text:c="6"/>4bytes DataLen Bytes</text:p>
      <text:p text:style-name="P1">EXAMPLE</text:p>
      <text:p text:style-name="P3">We send a beacon text. String test contains the Beacon text and we tx the beacon over all our radioports</text:p>
      <text:p text:style-name="P3">for (int x=0;x&lt;HowManyPorts;x++)</text:p>
      <text:p text:style-name="P3">{</text:p>
      <text:p text:style-name="P3">SendPacket("BEACON",test,strlen(test),MKELONNG('M',0),MAKELONG(x,0));</text:p>
      <text:p text:style-name="P3">}</text:p>
      <text:p text:style-name="P1">Transmit DATA UNPROTO Via</text:p>
      <text:p text:style-name="P3">.....................</text:p>
      <text:p text:style-name="P3">Port field is the port where we want the data to tx</text:p>
      <text:p text:style-name="P3">DataKind field ='V'; MAKELONG('V',0)The ASCII value of letter V</text:p>
      <text:p text:style-name="P3">CallFrom is our call</text:p>
      <text:p text:style-name="P3">CallTo is the call of the other station</text:p>
      <text:p text:style-name="P3">DataLen is the length of the data that follow <text:s text:c="2"/>in special format</text:p>
      <text:p text:style-name="P3">USER is undefined</text:p>
      <text:p text:style-name="P3">the whole frame with the header is</text:p>
      <text:p text:style-name="P3">[ HEADER <text:s text:c="34"/>]</text:p>
      <text:p text:style-name="P3">[port][DataKind][CallFrom][CallTo ][DataLen][USER][Data <text:s text:c="8"/>]</text:p>
      <text:p text:style-name="P3"><text:s/>4bytes <text:s/>4bytes <text:s text:c="4"/>10bytes <text:s/>10bytes <text:s text:c="2"/>4bytes <text:s text:c="5"/>4bytes <text:s/>DataLen Bytes</text:p>
      <text:p text:style-name="P3">The data field contains first the via calls and then follow the actual data</text:p>
      <text:p text:style-name="P3">the format is as follow</text:p>
      <text:p text:style-name="P3">[ <text:s text:c="2"/>DATA <text:s/>field <text:s text:c="32"/>]</text:p>
      <text:p text:style-name="P3">[How many digis] [1stdigicall][2digicall].......</text:p>
      <text:p text:style-name="P3"><text:s text:c="4"/>byte <text:s text:c="11"/>10bytes <text:s text:c="4"/>10bytes</text:p>
      <text:p text:style-name="P3">Be carefull each digi call must be 10 char long Null terminated.If sorter then next digi must</text:p>
      <text:p text:style-name="P3">exactly after 10 bytes as follow</text:p>
      <text:p text:style-name="P3">e.g char str[100];</text:p>
      <text:p text:style-name="P3">str[0]=HowManyDigis;</text:p>
      <text:p text:style-name="P3">str+1=1digi;//null terminated</text:p>
      <text:p text:style-name="P3">str+1+10=2digi;//null terminated</text:p>
      <text:p text:style-name="P3">str+1+20=3digi//null terminated</text:p>
      <text:p text:style-name="P3">..............</text:p>
      <text:p text:style-name="P3">..............</text:p>
      <text:p text:style-name="P3"/>
      <text:p text:style-name="P3"/>
      <text:p text:style-name="P3"/>
      <text:p text:style-name="P1">Transmit a special frame in Raw AX25 format</text:p>
      <text:p text:style-name="P3">.........................................</text:p>
      <text:p text:style-name="P3">The frame must be in RAW AX25 format as should be txed by the modem(no need for bit stuffing etc)</text:p>
      <text:p text:style-name="P3">You can use this function to tx for instance an unproto</text:p>
      <text:p text:style-name="P3">frame with a special PID or any other frame different from normal AX25 Format.</text:p>
      <text:p text:style-name="P3"/>
      <text:p text:style-name="P3">Port field is the port where we want the data to tx</text:p>
      <text:p text:style-name="P3">DataKind field =MAAKELONG('K',0); The ASCII value of letter K</text:p>
      <text:p text:style-name="P3">CallFrom empty (NULL)</text:p>
      <text:p text:style-name="P3">CallTo empty (NULL)</text:p>
      <text:p text:style-name="P3">DataLen is the length of the data that follow</text:p>
      <text:p text:style-name="P3">USER is Undefined</text:p>
      <text:p text:style-name="P3">the whole frame with the header is</text:p>
      <text:p text:style-name="P3">[ HEADER <text:s text:c="34"/>]</text:p>
      <text:p text:style-name="P3">[port][DataKind][CallFrom][CallTo ][DataLen][USER][Data <text:s text:c="8"/>]</text:p>
      <text:p text:style-name="P3"><text:s/>4bytes <text:s/>4bytes <text:s text:c="4"/>10bytes <text:s/>10bytes <text:s text:c="2"/>4bytes <text:s text:c="5"/>4bytes <text:s/>DataLen Bytes</text:p>
      <text:p text:style-name="P3"/>
      <text:p text:style-name="P3"/>
      <text:p text:style-name="P3"/>
      <text:p text:style-name="P1"/>
      <text:p text:style-name="P15">ASK RadioPorts Number and descriptions</text:p>
      <text:p text:style-name="P3">..........................</text:p>
      <text:p text:style-name="P3">Port field must be 0</text:p>
      <text:p text:style-name="P3">DataKind field =MAKELONG('G',0); The ASCII value of letter G</text:p>
      <text:p text:style-name="P3">CallFrom is empty (NULL)</text:p>
      <text:p text:style-name="P3">CallTo is empty(NULL)</text:p>
      <text:p text:style-name="P3">DataLen must be 0</text:p>
      <text:p text:style-name="P3">USER is undefined</text:p>
      <text:p text:style-name="P3">No data field must exists</text:p>
      <text:p text:style-name="P3">[ HEADER <text:s text:c="34"/>]</text:p>
      <text:p text:style-name="P3">[port][DataKind][CallFrom][CallTo ][DataLen][USER]</text:p>
      <text:p text:style-name="P3"><text:s/>4bytes <text:s/>4bytes <text:s text:c="4"/>10bytes <text:s/>10bytes <text:s text:c="2"/>4bytes <text:s text:c="4"/>4bytes</text:p>
      <text:p text:style-name="P3"/>
      <text:p text:style-name="P1">EXAMPLE</text:p>
      <text:p text:style-name="P3">struct HEADER Header;</text:p>
      <text:p text:style-name="P3">//build first the header</text:p>
      <text:p text:style-name="P3"><text:s text:c="4"/>Header.port=MAKELONG(0,0);//no needed leave it 0</text:p>
      <text:p text:style-name="P3"><text:s text:c="4"/>Header.DataKind=MAKELONG('G',0);</text:p>
      <text:p text:style-name="P3"><text:s text:c="4"/>Header.callfrom[0]=NULL;//empty no needed</text:p>
      <text:p text:style-name="P3"><text:s text:c="4"/>Header.callto[0]=NULL;//no needed leave it empty</text:p>
      <text:p text:style-name="P3"><text:s text:c="4"/>Header.size=0;//no needed set it to 0</text:p>
      <text:p text:style-name="P3">Header.USER=0;</text:p>
      <text:p text:style-name="P3"><text:s text:c="5"/>myStreamSocket-&gt;Write((char *)&amp;Header,sizeof(Header));//send it to AGWPE using our stream socket</text:p>
      <text:p text:style-name="P3"/>
      <text:p text:style-name="P1">Register our CallSign</text:p>
      <text:p text:style-name="P3">......................</text:p>
      <text:p text:style-name="P3">We need to register a call if we wish to accept connections for this callsign. That way when agwpe listend a packet for that call will notify us</text:p>
      <text:p text:style-name="P3"/>
      <text:p text:style-name="P3">Port field must be 0</text:p>
      <text:p text:style-name="P3">DataKind field =MKELONNG('X',0); The ASCII value of letter X</text:p>
      <text:p text:style-name="P3">CallFrom is our callsign</text:p>
      <text:p text:style-name="P3">CallTo is empty(NULL)</text:p>
      <text:p text:style-name="P3">DataLen must be 0</text:p>
      <text:p text:style-name="P3">USER is undefined</text:p>
      <text:p text:style-name="P3">No data field must exists</text:p>
      <text:p text:style-name="P3">[ HEADER <text:s text:c="34"/>]</text:p>
      <text:p text:style-name="P3">[port][DataKind][CallFrom][CallTo ][DataLen][USER]</text:p>
      <text:p text:style-name="P3"><text:s/>4bytes <text:s/>4byte <text:s text:c="4"/>10bytes <text:s/>10bytes <text:s text:c="2"/>4bytes <text:s text:c="6"/>4bytes</text:p>
      <text:p text:style-name="P3"/>
      <text:p text:style-name="P3">int Count=0;</text:p>
      <text:p text:style-name="P3">char szTemp[50];</text:p>
      <text:p text:style-name="P3">MoveMemory(szTemp.&amp;port,sizeof(int));//which port to tx</text:p>
      <text:p text:style-name="Standard"><text:span text:style-name="T4">MoveMemory(szTemp+sizeof(int),&amp;DataKind,sizeof(int));datakind here LOWORD should be ‘X’</text:span></text:p>
      <text:p text:style-name="Standard"><text:span text:style-name="T4">datakind here should be ‘D’</text:span></text:p>
      <text:p text:style-name="P3"><text:s text:c="7"/>MoveMemory(szTemp+(sizeof(int)*2),MyCall,strlen(MyCall)+1);//mycall the call we wish to register</text:p>
      <text:p text:style-name="P3"><text:s text:c="7"/>MoveMemory(szTemp+(sizeof(int)*2)+10,ToCall,strlen(MyCall)+1);</text:p>
      <text:p text:style-name="P3"><text:s text:c="7"/>MoveMemory(szTemp+(sizeof(int)*2)+10+10,&amp;count,4);//length of the data we send to other station</text:p>
      <text:p text:style-name="P3"><text:s text:c="7"/>MoveMemory(szTemp+(sizeof(int)*3)+10+10,&amp;count,4);//User is undefined</text:p>
      <text:p text:style-name="P3">TXDATA(szTemp,36);//send the header over our stream socket to agwpe</text:p>
      <text:p text:style-name="P1"/>
      <text:p text:style-name="P1"/>
      <text:p text:style-name="P15">Unregister previously registered callsign</text:p>
      <text:p text:style-name="P3">.........................................</text:p>
      <text:p text:style-name="P3">Doing so AGWPE will stop responding to incoming packets for that callsign</text:p>
      <text:p text:style-name="P3">Port field must be 0</text:p>
      <text:p text:style-name="P3">DataKind field =MAKELONG('x',0); The ASCII value of letter x lower case</text:p>
      <text:p text:style-name="P3">CallFrom is the callsign we wish to unregister</text:p>
      <text:p text:style-name="P3">CallTo is empty(NULL)</text:p>
      <text:p text:style-name="P3">DataLen must be 0</text:p>
      <text:p text:style-name="P3">USER is undefined</text:p>
      <text:p text:style-name="P3">No data field must exists</text:p>
      <text:p text:style-name="P3">[ HEADER <text:s text:c="34"/>]</text:p>
      <text:p text:style-name="P3">[port][DataKind][CallFrom][CallTo ][DataLen][USER]</text:p>
      <text:p text:style-name="P3"><text:s/>4bytes <text:s/>4bytes <text:s text:c="4"/>10bytes <text:s/>10bytes <text:s text:c="2"/>4bytes <text:s text:c="5"/>4bytes</text:p>
      <text:p text:style-name="P3">int Count=0;</text:p>
      <text:p text:style-name="P3">char szTemp[50];</text:p>
      <text:p text:style-name="P3">MoveMemory(szTemp.&amp;port,sizeof(int));//which port to tx</text:p>
      <text:p text:style-name="Standard"><text:span text:style-name="T4">MoveMemory(szTemp+sizeof(int),&amp;DataKind,sizeof(int));datakind here LOWORD should be ‘x’</text:span></text:p>
      <text:p text:style-name="Standard"><text:span text:style-name="T4">datakind here should be ‘D’</text:span></text:p>
      <text:p text:style-name="P3"><text:s text:c="7"/>MoveMemory(szTemp+(sizeof(int)*2),MyCall,strlen(MyCall)+1);//mycall the call we wish to unregister</text:p>
      <text:p text:style-name="P3"><text:s text:c="7"/>MoveMemory(szTemp+(sizeof(int)*2)+10,ToCall,strlen(MyCall)+1);</text:p>
      <text:p text:style-name="P3"><text:s text:c="7"/>MoveMemory(szTemp+(sizeof(int)*2)+10+10,&amp;count,4);//length of the data we send to other station</text:p>
      <text:p text:style-name="P3"><text:s text:c="7"/>MoveMemory(szTemp+(sizeof(int)*3)+10+10,&amp;count,4);//User is undefined</text:p>
      <text:p text:style-name="P3">TXDATA(szTemp,36);//send the header over our stream socket to agwpe</text:p>
      <text:p text:style-name="P1"/>
      <text:p text:style-name="P1"/>
      <text:p text:style-name="P3"/>
      <text:p text:style-name="P1">Connect using a special PID</text:p>
      <text:p text:style-name="P3">............................</text:p>
      <text:p text:style-name="P3">We can use it eg for netrom connections</text:p>
      <text:p text:style-name="P3">Port field is the port where we want the connection to be done</text:p>
      <text:p text:style-name="P3">DataKind field =MAKELONG('c',0); The ASCII value of letter c(Lower case)</text:p>
      <text:p text:style-name="P3">CallFrom is our call</text:p>
      <text:p text:style-name="P3">CallTo is the call of the other station</text:p>
      <text:p text:style-name="P3">DataLen must be 1</text:p>
      <text:p text:style-name="P3">USER is undefined</text:p>
      <text:p text:style-name="P3">the data field is 1 byte long and contains the PID value</text:p>
      <text:p text:style-name="P3">the whole frame with the header is</text:p>
      <text:p text:style-name="P3">[ HEADER <text:s text:c="34"/>]</text:p>
      <text:p text:style-name="P3">[port][DataKind][CallFrom][CallTo ][DataLen][USER][Data <text:s text:c="8"/>]</text:p>
      <text:p text:style-name="P3"><text:s/>4bytes <text:s/>4bytes <text:s text:c="4"/>10bytes <text:s/>10bytes <text:s text:c="2"/>4bytes <text:s text:c="5"/>4bytes <text:s/>DataLen Bytes</text:p>
      <text:p text:style-name="P3"/>
      <text:p text:style-name="P1">Connect</text:p>
      <text:p text:style-name="P3">.......</text:p>
      <text:p text:style-name="P3">Port field is the port where we want the connection to be done</text:p>
      <text:p text:style-name="P3">DataKind field =MAKELONG('C',0); The ASCII value of letter C</text:p>
      <text:p text:style-name="P3">CallFrom is the call of the other station</text:p>
      <text:p text:style-name="P3">CallTo is our call</text:p>
      <text:p text:style-name="P3">DataLen must be 0</text:p>
      <text:p text:style-name="P3">USER is undefined</text:p>
      <text:p text:style-name="P3">No data field must be present</text:p>
      <text:p text:style-name="P3">the whole frame with the header is</text:p>
      <text:p text:style-name="P3">[ HEADER <text:s text:c="34"/>]</text:p>
      <text:p text:style-name="P3">[port][DataKind][CallFrom][CallTo ][DataLen][USER]</text:p>
      <text:p text:style-name="P3"><text:s/>4bytes <text:s/>4byte <text:s text:c="4"/>10bytes <text:s/>10bytes <text:s text:c="2"/>4bytes <text:s text:c="6"/>4bytes</text:p>
      <text:p text:style-name="P3"/>
      <text:p text:style-name="P1"/>
      <text:p text:style-name="P15">Connect VIA</text:p>
      <text:p text:style-name="P3">............</text:p>
      <text:p text:style-name="P3">Port field is the port where we want the connection to be done</text:p>
      <text:p text:style-name="P3">DataKind field =MAKELONG('v',0); The ASCII value of letter v(Lower case v)</text:p>
      <text:p text:style-name="P3">CallFrom is our call</text:p>
      <text:p text:style-name="P3">CallTo is the call of the other station </text:p>
      <text:p text:style-name="P3">USER is undefined</text:p>
      <text:p text:style-name="P3">DataLen the length of the data frame where the via calls are</text:p>
      <text:p text:style-name="P3"/>
      <text:p text:style-name="P3">the whole frame with the header is</text:p>
      <text:p text:style-name="P3">[ HEADER <text:s text:c="34"/>]</text:p>
      <text:p text:style-name="P3">[port][DataKind][CallFrom][CallTo ][DataLen][USER][Data <text:s text:c="8"/>]</text:p>
      <text:p text:style-name="P3"><text:s/>4bytes <text:s/>4bytes <text:s text:c="4"/>10bytes <text:s/>10bytes <text:s text:c="2"/>4bytes <text:s text:c="2"/>. <text:s text:c="2"/>4bytes <text:s/>DataLen Bytes</text:p>
      <text:p text:style-name="P3">The data field is in special format and contains the via callsigns</text:p>
      <text:p text:style-name="P3">like</text:p>
      <text:p text:style-name="P3">[ <text:s text:c="2"/>DATA <text:s/>field <text:s text:c="32"/>]</text:p>
      <text:p text:style-name="P3">[How many digis] [1stdigicall][2digicall].......</text:p>
      <text:p text:style-name="P3"><text:s text:c="4"/>byte <text:s text:c="11"/>10bytes <text:s text:c="4"/>10bytes</text:p>
      <text:p text:style-name="P3">Be carefull each digi call must be 10 char long Null terminated.If sorter then next digi must</text:p>
      <text:p text:style-name="P3">exactly after 10 bytes as follow</text:p>
      <text:p text:style-name="P3">e.g char str[100];</text:p>
      <text:p text:style-name="P3">str[0]=HowManyDigis;</text:p>
      <text:p text:style-name="P3">str+1=1digi;//null terminated</text:p>
      <text:p text:style-name="P3">str+1+10=2digi;//null terminated</text:p>
      <text:p text:style-name="P3">str+1+20=3digi//null terminated</text:p>
      <text:p text:style-name="P3">..............</text:p>
      <text:p text:style-name="P3">..............</text:p>
      <text:p text:style-name="P3">int count;</text:p>
      <text:p text:style-name="P3">count=PrepareViaList(Via,ViaList);//prepare the via list in special format</text:p>
      <text:p text:style-name="P3">if (!count) return;//no via list,something wrong return</text:p>
      <text:p text:style-name="P3">memmove(str,ViaList,count);</text:p>
      <text:p text:style-name="P3">count++;</text:p>
      <text:p text:style-name="P3">MoveMemory(szTemp.&amp;port,sizeof(int));//which port to tx</text:p>
      <text:p text:style-name="Standard"><text:span text:style-name="T4">MoveMemory(szTemp+sizeof(int),&amp;DataKind,sizeof(int));datakind here LOWORD should be ‘x’</text:span></text:p>
      <text:p text:style-name="Standard"><text:span text:style-name="T4">datakind here should be ‘D’</text:span></text:p>
      <text:p text:style-name="P3"><text:s text:c="7"/>MoveMemory(szTemp+(sizeof(int)*2),MyCall,strlen(MyCall)+1);//mycall the call we wish to unregister</text:p>
      <text:p text:style-name="P3"><text:s text:c="7"/>MoveMemory(szTemp+(sizeof(int)*2)+10,ToCall,strlen(MyCall)+1);</text:p>
      <text:p text:style-name="P3"><text:s text:c="7"/>MoveMemory(szTemp+(sizeof(int)*2)+10+10,&amp;count,4);//length of the data we send to other station</text:p>
      <text:p text:style-name="P3"><text:s text:c="7"/>MoveMemory(szTemp+(sizeof(int)*3)+10+10,&amp;count,4);//User is undefined</text:p>
      <text:p text:style-name="P3"><text:s text:c="7"/>MoveMemory(szTemp+(sizeof(int)*4)+10+10,str,count);//vi list formatted string</text:p>
      <text:p text:style-name="P3"/>
      <text:p text:style-name="P3">TXDATA(szTemp,count+36);</text:p>
      <text:p text:style-name="P3"/>
      <text:p text:style-name="P7"><text:s/></text:p>
      <text:p text:style-name="P17">int PrepareViaList(char *InVia,char *OutVia)</text:p>
      <text:p text:style-name="P3">{</text:p>
      <text:p text:style-name="P3">//InVia string contains the via list like SV2AGW,SV2BBO,SV2DFK</text:p>
      <text:p text:style-name="P3">//OutVia is the same list suitable prepared for agwpe</text:p>
      <text:p text:style-name="P3">char *token;</text:p>
      <text:p text:style-name="P3">char temp[15];</text:p>
      <text:p text:style-name="P3">char HowVia=0;</text:p>
      <text:p text:style-name="P3">token=strtok(InVia,", ");</text:p>
      <text:p text:style-name="P3">if (token)</text:p>
      <text:p text:style-name="P3"><text:s text:c="3"/>{</text:p>
      <text:p text:style-name="P3"><text:s text:c="3"/>HowVia++;</text:p>
      <text:p text:style-name="P3"><text:s text:c="3"/>strcpy(temp,token);</text:p>
      <text:p text:style-name="P3"><text:s text:c="3"/>memmove(OutVia+1,temp,10);</text:p>
      <text:p text:style-name="P3"><text:s text:c="3"/>}</text:p>
      <text:p text:style-name="P3">for (;;)</text:p>
      <text:p text:style-name="Standard"><text:span text:style-name="T4"><text:tab/>{</text:span></text:p>
      <text:p text:style-name="Standard"><text:span text:style-name="T4"><text:tab/>token=strtok(NULL,", ");</text:span></text:p>
      <text:p text:style-name="Standard"><text:span text:style-name="T4"><text:tab/>if (token)</text:span></text:p>
      <text:p text:style-name="Standard"><text:span text:style-name="T4"><text:s text:c="3"/><text:tab/>{</text:span></text:p>
      <text:p text:style-name="Standard"><text:span text:style-name="T4"><text:s text:c="3"/><text:tab/>strcpy(temp,token);</text:span></text:p>
      <text:p text:style-name="Standard"><text:span text:style-name="T4"><text:tab/> <text:s text:c="2"/>memmove(OutVia+1+(HowVia*10),temp,10);</text:span></text:p>
      <text:p text:style-name="Standard"><text:span text:style-name="T4"><text:tab/> <text:s text:c="2"/>HowVia++;</text:span></text:p>
      <text:p text:style-name="Standard"><text:span text:style-name="T4"><text:s text:c="3"/><text:tab/>} else break;</text:span></text:p>
      <text:p text:style-name="Standard"><text:span text:style-name="T4"><text:tab/>}//end for</text:span></text:p>
      <text:p text:style-name="P3">OutVia[0]=HowVia;</text:p>
      <text:p text:style-name="P3">return((HowVia*10)+1);</text:p>
      <text:p text:style-name="P3">}</text:p>
      <text:p text:style-name="P3"/>
      <text:p text:style-name="P1">DisConnect</text:p>
      <text:p text:style-name="P3">.......</text:p>
      <text:p text:style-name="P3">Port field is the port where we want the Disconnection to be done</text:p>
      <text:p text:style-name="P3">DataKind field =MAKELONG('d',0); The ASCII value of letter d(Lower case d)</text:p>
      <text:p text:style-name="P3">CallFrom is our call</text:p>
      <text:p text:style-name="P3">CallTo is the call of the other station </text:p>
      <text:p text:style-name="P3">DataLen must be 0</text:p>
      <text:p text:style-name="P3">USER is undefined</text:p>
      <text:p text:style-name="P3">No data field must be present</text:p>
      <text:p text:style-name="P3">the whole frame with the header is</text:p>
      <text:p text:style-name="P3">[ HEADER <text:s text:c="34"/>]</text:p>
      <text:p text:style-name="P3">[port][DataKind][CallFrom][CallTo ][DataLen][USER]</text:p>
      <text:p text:style-name="P3"><text:s/>4bytes <text:s/>4bytes <text:s text:c="4"/>10bytes <text:s/>10bytes <text:s text:c="2"/>4bytes <text:s text:c="5"/>4bytes</text:p>
      <text:p text:style-name="P1">ASK how many outstanding frames are for a station</text:p>
      <text:p text:style-name="P3">..................................................</text:p>
      <text:p text:style-name="P3">Port field is the port</text:p>
      <text:p text:style-name="P3">DataKind field =MAKELONG('Y',0); The ASCII value of letter Y</text:p>
      <text:p text:style-name="P3">CallFrom is our call</text:p>
      <text:p text:style-name="P3">CallTo is the call of the other station </text:p>
      <text:p text:style-name="P3">DataLen must be 0</text:p>
      <text:p text:style-name="P3">USER is undefined</text:p>
      <text:p text:style-name="P3">No data field must be present</text:p>
      <text:p text:style-name="P3">the whole frame with the header is</text:p>
      <text:p text:style-name="P3">[ HEADER <text:s text:c="34"/>]</text:p>
      <text:p text:style-name="P3">[port][DataKind][CallFrom][CallTo ][DataLen][USER]</text:p>
      <text:p text:style-name="P3"><text:s/>4bytes <text:s/>4bytes <text:s text:c="4"/>10bytes <text:s/>10bytes <text:s text:c="2"/>4bytes <text:s text:c="5"/>4bytes</text:p>
      <text:p text:style-name="P3"/>
      <text:p text:style-name="P3"/>
      <text:p text:style-name="P3"/>
      <text:p text:style-name="P1"/>
      <text:p text:style-name="P15">ASK MHEARD list for a radioport</text:p>
      <text:p text:style-name="P3">...............................</text:p>
      <text:p text:style-name="P3">Port field is the port</text:p>
      <text:p text:style-name="P3">DataKind field =MAKELONG('H',0); The ASCII value of letter H</text:p>
      <text:p text:style-name="P3">CallFrom is empty no needed</text:p>
      <text:p text:style-name="P3">CallTo is empty no needed</text:p>
      <text:p text:style-name="P3">DataLen must be 0</text:p>
      <text:p text:style-name="P3">USER is undefined</text:p>
      <text:p text:style-name="P3">No data field must be present</text:p>
      <text:p text:style-name="P3">the whole frame with the header is</text:p>
      <text:p text:style-name="P3">[ HEADER <text:s text:c="34"/>]</text:p>
      <text:p text:style-name="P3">[port][DataKind][CallFrom][CallTo ][DataLen][USER]</text:p>
      <text:p text:style-name="P3"><text:s/>4bytes <text:s/>4bytes <text:s text:c="4"/>10bytes <text:s/>10bytes <text:s text:c="2"/>4bytes <text:s text:c="5"/>4bytes</text:p>
      <text:p text:style-name="P3"/>
      <text:p text:style-name="P1">ASK To start receiving Monitor Frames</text:p>
      <text:p text:style-name="P3">Sending again thios command will disable thie service.</text:p>
      <text:p text:style-name="P3">You can start and stop this service any times you needed</text:p>
      <text:p text:style-name="P3"/>
      <text:p text:style-name="P3">Port field no needed set it to 0</text:p>
      <text:p text:style-name="P3">DataKind field =MAKELONG('m',0); The ASCII value of lower case letter m</text:p>
      <text:p text:style-name="P3">CallFrom is empty no needed</text:p>
      <text:p text:style-name="P3">CallTo is empty no needed</text:p>
      <text:p text:style-name="P3">DataLen must be 0</text:p>
      <text:p text:style-name="P3">USER is undefined</text:p>
      <text:p text:style-name="P3">No data field must be present</text:p>
      <text:p text:style-name="P3">the whole frame with the header is</text:p>
      <text:p text:style-name="P3">[ HEADER <text:s text:c="34"/>]</text:p>
      <text:p text:style-name="P3">[port][DataKind][CallFrom][CallTo ][DataLen][USER]</text:p>
      <text:p text:style-name="P3"><text:s/>4bytes <text:s/>4bytes <text:s text:c="4"/>10bytes <text:s/>10bytes <text:s text:c="2"/>4bytes <text:s text:c="4"/>4bytes</text:p>
      <text:p text:style-name="P3"/>
      <text:p text:style-name="P1">ASK To Receive RadioPort CapaBilities</text:p>
      <text:p text:style-name="P3"/>
      <text:p text:style-name="P3">Port field LOWORD is the radioPort to query</text:p>
      <text:p text:style-name="P3">DataKind field =MAKELONG('g',0); The ASCII value of lower case letter g</text:p>
      <text:p text:style-name="P3">CallFrom is empty no needed</text:p>
      <text:p text:style-name="P3">CallTo is empty no needed</text:p>
      <text:p text:style-name="P3">DataLen must be 0</text:p>
      <text:p text:style-name="P3">USER is undefined</text:p>
      <text:p text:style-name="P3">No data field must be present</text:p>
      <text:p text:style-name="P3">the whole frame with the header is</text:p>
      <text:p text:style-name="P3">[ HEADER <text:s text:c="34"/>]</text:p>
      <text:p text:style-name="P3">[port][DataKind][CallFrom][CallTo ][DataLen][USER]</text:p>
      <text:p text:style-name="P3"><text:s/>4bytes <text:s/>4bytes <text:s text:c="4"/>10bytes <text:s/>10bytes <text:s text:c="2"/>4bytes <text:s text:c="5"/>4bytes</text:p>
      <text:p text:style-name="P3"/>
      <text:p text:style-name="P3"/>
      <text:p text:style-name="P1">ASK To Receive AGWPE Version Info</text:p>
      <text:p text:style-name="P3"/>
      <text:p text:style-name="P3">Port field is undefined (no needed)</text:p>
      <text:p text:style-name="P3">DataKind field =MKELONG('R',0); The ASCII value of <text:s/>letter R</text:p>
      <text:p text:style-name="P3">CallFrom is empty no needed</text:p>
      <text:p text:style-name="P3">CallTo is empty no needed</text:p>
      <text:p text:style-name="P3">DataLen must be 0</text:p>
      <text:p text:style-name="P3">USER is undefined</text:p>
      <text:p text:style-name="P3">No data field must be present</text:p>
      <text:p text:style-name="P3">the whole frame with the header is</text:p>
      <text:p text:style-name="P3">[ HEADER <text:s text:c="34"/>]</text:p>
      <text:p text:style-name="P3">[port][DataKind][CallFrom][CallTo ][DataLen][USER]</text:p>
      <text:p text:style-name="P3"><text:s/>4bytes <text:s/>4bytes <text:s text:c="4"/>10bytes <text:s/>10bytes <text:s text:c="2"/>4bytes <text:s text:c="5"/>4bytes</text:p>
      <text:p text:style-name="P3"/>
      <text:p text:style-name="P1"/>
      <text:p text:style-name="P15">ASK To start receiving AX25 RAW Frames</text:p>
      <text:p text:style-name="P3">Sending again thios command will disable thie service.</text:p>
      <text:p text:style-name="P3">You can start and stop this service any times you needed</text:p>
      <text:p text:style-name="P3">Port field no needed set it to 0</text:p>
      <text:p text:style-name="P3">DataKind field =MAKELONG('k',0); The ASCII value of lower case letter k</text:p>
      <text:p text:style-name="P3">CallFrom is empty no needed</text:p>
      <text:p text:style-name="P3">CallTo is empty no needed</text:p>
      <text:p text:style-name="P3">DataLen must be 0</text:p>
      <text:p text:style-name="P3">USER is undefined</text:p>
      <text:p text:style-name="P3">No data field must be present</text:p>
      <text:p text:style-name="P3">the whole frame with the header is</text:p>
      <text:p text:style-name="P3">[ HEADER <text:s text:c="34"/>]</text:p>
      <text:p text:style-name="P3">[port][DataKind][CallFrom][CallTo ][DataLen][USER]</text:p>
      <text:p text:style-name="P3"><text:s/>4bytes <text:s/>4bytes <text:s text:c="4"/>10bytes <text:s/>10bytes <text:s text:c="2"/>4bytes <text:s text:c="4"/>4bytes</text:p>
      <text:p text:style-name="P3"/>
      <text:p text:style-name="P1">ASK how many outstanding frames are waiting for TX in A RadioPort Queue</text:p>
      <text:p text:style-name="P3">..................................................</text:p>
      <text:p text:style-name="P3">Port field is the port</text:p>
      <text:p text:style-name="P3">DataKind field =MAKELONG('y',0); The ASCII value of letter y</text:p>
      <text:p text:style-name="P3">CallFrom is undefined or mycall</text:p>
      <text:p text:style-name="P3">CallTo is undefined or mycall </text:p>
      <text:p text:style-name="P3">DataLen must be 0</text:p>
      <text:p text:style-name="P3">USER is undefined</text:p>
      <text:p text:style-name="P3">No data field must be present</text:p>
      <text:p text:style-name="P3">the whole frame with the header is</text:p>
      <text:p text:style-name="P3">[ HEADER <text:s text:c="34"/>]</text:p>
      <text:p text:style-name="P3">[port][DataKind][CallFrom][CallTo ][DataLen][USER]</text:p>
      <text:p text:style-name="P3"><text:s/>4bytes <text:s/>4bytes <text:s text:c="4"/>10bytes <text:s/>10bytes <text:s text:c="2"/>4bytes <text:s text:c="5"/>4bytes</text:p>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de" fo:country="D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fo:font-size="10pt" fo:language="en" fo:country="US" style:font-name-asian="Times New Roman" style:font-family-asian="'Times New Roman'" style:font-family-generic-asian="roman" style:font-size-asian="10pt" style:font-name-complex="Times New Roman" style:font-family-complex="'Times New Roman'" style:font-family-generic-complex="roman"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2-24T15:18:36.373448144</dc:date>
    <meta:editing-duration>PT3M8S</meta:editing-duration>
    <meta:editing-cycles>1</meta:editing-cycles>
    <meta:document-statistic meta:table-count="0" meta:image-count="0" meta:object-count="0" meta:page-count="13" meta:paragraph-count="618" meta:word-count="4140" meta:character-count="28692" meta:non-whitespace-character-count="23533"/>
    <meta:generator>LibreOffice/7.0.4.2$Linux_X86_64 LibreOffice_project/00$Build-2</meta:generator>
  </office:meta>
</office:document-meta>
</file>